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1" fo:language="pt" fo:country="BR" fo:font-weight="bold" style:font-weight-asian="bold" style:font-name-complex="Arial2"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3. Avaliação de Maturidade</text:p>
      <text:p text:style-name="P1"/>
      <text:p text:style-name="P1">Uma das formas de medição dos processos em uma organização é através do uso de um modelo de maturidade. O conceito de níveis de maturidade surgiu nos princípios do gerenciamento da qualidade. A estrutura de avaliação da maturidade através de princípios de qualidade originou-se do trabalho //Quality is Free// (CROSBY, 1999), o qual descreve cinco estágios na adoção das práticas de qualidade: Incerteza, Despertar, Esclarecimento, Sabedoria e Certeza. Cada um dos estágios é analisado por seis aspectos diferentes do gerenciamento da qualidade, formando uma matriz denominada Quality Management Maturity Grid ou Matriz de Maturidade do Gerenciamento da Qualidade (CROSBY, 1999). </text:p>
      <text:p text:style-name="P1"/>
      <text:p text:style-name="P1">Assim, define-se Maturidade como “a extensão em que o processo é explicitamente definido, gerenciado, medido, controlado e eficaz” (SIQUEIRA, 2005, p. 4). O conceito básico sob o termo maturidade é de que as organizações maduras fazem as coisas de modo sistemático e de que as imaturas atingem seus resultados graças aos esforços heróicos de indivíduos, usando abordagens que eles criam mais ou menos espontaneamente. Segundo Crosby (1999), a maturidade deve ser medida ao longo do tempo, além do plano de implementação, medindo não somente a qualidade do plano, mas a sua evolução e os resultados obtidos. Esta definição da maturidade tem diversas características importantes:</text:p>
      <text:p text:style-name="P1"/>
      <text:p text:style-name="P1">- Fornece o escopo para um plano de Segurança da Informação;</text:p>
      <text:p text:style-name="P1">- Auxilia a gestão na definição da ordem de implementação;</text:p>
      <text:p text:style-name="P1">- Conduz para o uso das melhores práticas e aderência as normas internacionais.</text:p>
      <text:p text:style-name="P1"/>
      <text:p text:style-name="P1">Em 1986, esses princípios foram adaptados pelo //<text:span text:style-name="T1">Software Engineering Institute//</text:span> (SEI) da Carnegie Mellon University, para o <text:s/>processo de desenvolvimento de software em um modelo denominado //Capability Maturity Model// (CMM) (HUMPHREY, 1987). O principal objetivo do CMM é mensurar a maturidade de uma área de desenvolvimento, sendo necessário ser analisado, compreendido e adaptado às características de cada organização. O CMM descreve as etapas necessárias para que uma área produza, consistentemente e previsivelmente, produtos de qualidade assegurada. O modelo possibilita analisar o quanto o processo implantado em uma organização é capaz de assegurar a qualidade dos sistemas desenvolvidos através de áreas chave do processo ou //Key Process Áreas// (KPA's).</text:p>
      <text:p text:style-name="P1"/>
      <text:p text:style-name="P1">O CMM apresenta uma estrutura em cinco níveis de maturidade para organizar as etapas evolutivas que estabelecem fundamentos sucessivos para uma contínua melhoria do processo de desenvolvimento. Esses níveis de maturidade definem uma escala ordinal para medir e avaliar a maturidade de um processo de desenvolvimento na organização, ajudando a priorizar esforços na melhoria do processo (PÁDUA, 2006). </text:p>
      <text:p text:style-name="P1"/>
      <text:p text:style-name="P1">Cada nível é um estágio evolutivo bem definido, compreendendo um conjunto de objetivos que, quando satisfeitos, estabilizam um componente importante do processo. O modelo tem como premissa a dependência dos critérios de avaliação, ou seja, segundo o CMM é necessário que todos os itens de verificação estejam em um nível de maturidade para que se possa afirmar que o processo encontra-se naquele nível. A avaliação da maturidade dar-se-á pelo conjunto de itens de verificação e não cada um isoladamente (HUMPHREY, 1987). A análise da maturidade, neste caso, é a visão do</text:p>
      <text:p text:style-name="P1">conjunto de itens, não analisando as partes individualmente.</text:p>
      <text:p text:style-name="P1"/>
      <text:p text:style-name="P1">Alcançando cada nível da estrutura de maturidade, estabelecem-se diferentes componentes no processo de desenvolvimento, resultando em um crescimento na capacidade de processo da organização. </text:p>
      <text:p text:style-name="P1"/>
      <text:p text:style-name="P1"><text:soft-page-break/>Segundo Humphrey (1987), o CMM identifica os níveis por meio do qual uma organização deve desenvolver-se para estabelecer uma cultura de excelência em desenvolvimento. Os níveis definidos no modelo são:</text:p>
      <text:p text:style-name="P1"/>
      <text:p text:style-name="P1">Nível 1 - Inicial: o processo de software é caracterizado como ad hoc e ocasionalmente pode ser considerado caótico. Poucos processos são definidos e o sucesso depende de esforço individual dos recursos; </text:p>
      <text:p text:style-name="P1"/>
      <text:p text:style-name="P1">Nível 2 - Repetível: os processos básicos de gestão de projeto são estabelecidos para acompanhar custo, cronograma e funcionalidade. A disciplina na execução do processo existe para repetir sucess os anteriores em projetos com aplicações similares;</text:p>
      <text:p text:style-name="P1"/>
      <text:p text:style-name="P1">Nível 3 - Definido: o processo de desenvolvimento para as atividades de gestão e engenharia é documentado, padronizado e integrado em um processo de software padrão para a organização. Todos os projetos utilizam uma versão aprovada do processo de desenvolvimento e manutenção de software;</text:p>
      <text:p text:style-name="P1"/>
      <text:p text:style-name="P1">Nível 4 - Gerenciado: medidas detalhadas do processo de desenvolvimento e da qualidade do produto são realizadas. O processo e os produtos são quantitativamente compreendidos e controlados;</text:p>
      <text:p text:style-name="P1"/>
      <text:p text:style-name="P1">Nível 5 - Em Otimização: a melhoria contínua do processo é propiciada pelo //feedback// quantitativo do processo e pelas idéias e tecnologias inovadoras.</text:p>
      <text:p text:style-name="P1"/>
      <text:p text:style-name="P1">Contanto que um padrão seja utilizado, podem-se comparar os resultados obtidos de uma organização com outra ou consigo mesmo, avaliando o nível em que encontra-se.</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rnanda Arraiol</meta:initial-creator>
    <meta:creation-date>2009-11-27T17:03:46.60</meta:creation-date>
    <meta:document-statistic meta:table-count="0" meta:image-count="0" meta:object-count="0" meta:page-count="2" meta:paragraph-count="18" meta:word-count="749" meta:character-count="5020"/>
    <dc:date>2009-11-27T17:32:51.54</dc:date>
    <dc:creator>Fernanda Arraiol</dc:creator>
    <meta:editing-duration>PT00H13M31S</meta:editing-duration>
    <meta:editing-cycles>1</meta:editing-cycles>
    <meta:generator>BrOffice.org/3.1$Win32 OpenOffice.org_project/310m11$Build-9399</meta:generator>
  </office:meta>
</office:document-meta>
</file>